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2d1e0"/>
    </style:style>
    <style:style style:name="P2" style:family="paragraph" style:parent-style-name="Standard">
      <style:text-properties officeooo:rsid="0012d1e0" officeooo:paragraph-rsid="0012d1e0"/>
    </style:style>
    <style:style style:name="P3" style:family="paragraph" style:parent-style-name="Standard">
      <style:text-properties officeooo:rsid="0012d1e0" officeooo:paragraph-rsid="00145d10"/>
    </style:style>
    <style:style style:name="P4" style:family="paragraph" style:parent-style-name="Standard">
      <style:text-properties officeooo:rsid="0012d1e0" officeooo:paragraph-rsid="0014770a"/>
    </style:style>
    <style:style style:name="P5" style:family="paragraph" style:parent-style-name="Standard">
      <style:text-properties officeooo:rsid="00145d10" officeooo:paragraph-rsid="00145d10"/>
    </style:style>
    <style:style style:name="P6" style:family="paragraph" style:parent-style-name="Standard">
      <style:text-properties officeooo:rsid="00145d10" officeooo:paragraph-rsid="0014770a"/>
    </style:style>
    <style:style style:name="P7" style:family="paragraph" style:parent-style-name="Standard">
      <style:text-properties officeooo:rsid="0014770a" officeooo:paragraph-rsid="0014770a"/>
    </style:style>
    <style:style style:name="P8" style:family="paragraph" style:parent-style-name="Standard">
      <style:text-properties officeooo:rsid="0014770a" officeooo:paragraph-rsid="0016da8f"/>
    </style:style>
    <style:style style:name="P9" style:family="paragraph" style:parent-style-name="Standard">
      <style:text-properties officeooo:rsid="00163f55" officeooo:paragraph-rsid="00163f55"/>
    </style:style>
    <style:style style:name="T1" style:family="text">
      <style:text-properties officeooo:rsid="0012d1e0"/>
    </style:style>
    <style:style style:name="T2" style:family="text">
      <style:text-properties officeooo:rsid="00145d1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tandard</text:p>
      <text:p text:style-name="P1">Gfortran</text:p>
      <text:p text:style-name="P1"><text:s/>Found <text:s text:c="9"/>135</text:p>
      <text:p text:style-name="P1"/>
      <text:p text:style-name="P1">onlinegdb</text:p>
      <text:p text:style-name="P1"><text:s/>Found <text:s text:c="9"/>135</text:p>
      <text:p text:style-name="P1"/>
      <text:p text:style-name="P5"><text:span text:style-name="T1">Gfortran</text:span> optimisation</text:p>
      <text:p text:style-name="P5"/>
      <text:p text:style-name="P5">-o</text:p>
      <text:p text:style-name="P3"><text:s/>Found <text:s text:c="9"/>135</text:p>
      <text:p text:style-name="P3"/>
      <text:p text:style-name="P5">-o2</text:p>
      <text:p text:style-name="P3"><text:s/>Found <text:s text:c="9"/>135</text:p>
      <text:p text:style-name="P3"/>
      <text:p text:style-name="P5">-o3</text:p>
      <text:p text:style-name="P3"><text:s/>Found <text:s text:c="9"/>135</text:p>
      <text:p text:style-name="P5"/>
      <text:p text:style-name="P1"/>
      <text:p text:style-name="P5">Commenting out line 14</text:p>
      <text:p text:style-name="P3">Found <text:s text:c="9"/>135 – <text:span text:style-name="T2">no effect</text:span></text:p>
      <text:p text:style-name="P3"/>
      <text:p text:style-name="P5">-o</text:p>
      <text:p text:style-name="P3"><text:s/>Found <text:s text:c="9"/>135</text:p>
      <text:p text:style-name="P3"/>
      <text:p text:style-name="P5">-o2</text:p>
      <text:p text:style-name="P3"><text:s/>Found <text:s text:c="9"/>135</text:p>
      <text:p text:style-name="P3"/>
      <text:p text:style-name="P5">-o3</text:p>
      <text:p text:style-name="P3"><text:s/>Found <text:s text:c="9"/>135</text:p>
      <text:p text:style-name="P3"/>
      <text:p text:style-name="P3"/>
      <text:p text:style-name="P7">using integer,parameter :: my_kind=kind(1.d0)</text:p>
      <text:p text:style-name="P7"/>
      <text:p text:style-name="P4">Gfortran</text:p>
      <text:p text:style-name="P8"><text:s/>Found <text:s text:c="10"/>82</text:p>
      <text:p text:style-name="P4"/>
      <text:p text:style-name="P4">onlinegdb</text:p>
      <text:p text:style-name="P8"><text:s/>Found <text:s text:c="10"/>82</text:p>
      <text:p text:style-name="P4"/>
      <text:p text:style-name="P6"><text:span text:style-name="T1">Gfortran</text:span> optimisation</text:p>
      <text:p text:style-name="P6"/>
      <text:p text:style-name="P6">-o</text:p>
      <text:p text:style-name="P7"><text:s/>Found <text:s text:c="10"/>82</text:p>
      <text:p text:style-name="P4"/>
      <text:p text:style-name="P6">-o2</text:p>
      <text:p text:style-name="P7"><text:s/>Found <text:s text:c="10"/>82</text:p>
      <text:p text:style-name="P4"/>
      <text:p text:style-name="P6">-o3</text:p>
      <text:p text:style-name="P7"><text:s/>Found <text:s text:c="10"/>82</text:p>
      <text:p text:style-name="P7"/>
      <text:p text:style-name="P7"><text:soft-page-break/>Reduced number of failed inverses using using double precision as apossed to single precision, as with more bits avalible to represent floating point numbers the truncation errors that are inate in floating point numbers have less of an effect on the answer.</text:p>
      <text:p text:style-name="P7"/>
      <text:p text:style-name="P9">Code</text:p>
      <text:p text:style-name="P9"/>
      <text:p text:style-name="P9">program q3_ac2071</text:p>
      <text:p text:style-name="P9">implicit none</text:p>
      <text:p text:style-name="P9">integer, parameter :: precision=kind(1.0)</text:p>
      <text:p text:style-name="P9">integer, parameter :: double=kind(1.d0)</text:p>
      <text:p text:style-name="P9"/>
      <text:p text:style-name="P9">real (kind=precision) :: a,b</text:p>
      <text:p text:style-name="P9">real (kind=double) :: c_d,d_d</text:p>
      <text:p text:style-name="P9"/>
      <text:p text:style-name="P9">a=tiny(1.0)</text:p>
      <text:p text:style-name="P9">b=huge(1.0)</text:p>
      <text:p text:style-name="P9"/>
      <text:p text:style-name="P9">c_d=tiny(1.d0)</text:p>
      <text:p text:style-name="P9">d_d=huge(1.d0)</text:p>
      <text:p text:style-name="P9"/>
      <text:p text:style-name="P9">print*, "smallest single precision number:",a,"binary digits:", digits(a)</text:p>
      <text:p text:style-name="P9">print*, "largest single precision number:",b,"binary digits:", digits(b)</text:p>
      <text:p text:style-name="P9">print*, "snallest double precision number:",c_d,"binary digits:", digits(c_d)</text:p>
      <text:p text:style-name="P9">print*, "largest double precision number:",d_d,"binary digits:", digits(d_d)</text:p>
      <text:p text:style-name="P9"/>
      <text:p text:style-name="P9">end program q3_ac207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0-29T14:59:38.005374393</meta:creation-date>
    <dc:date>2021-10-29T15:58:20.539226295</dc:date>
    <meta:editing-duration>PT17M50S</meta:editing-duration>
    <meta:editing-cycles>3</meta:editing-cycles>
    <meta:generator>LibreOffice/6.0.7.3$Linux_X86_64 LibreOffice_project/00m0$Build-3</meta:generator>
    <meta:document-statistic meta:table-count="0" meta:image-count="0" meta:object-count="0" meta:page-count="2" meta:paragraph-count="49" meta:word-count="154" meta:character-count="1250" meta:non-whitespace-character-count="1000"/>
  </office:meta>
</office:document-meta>
</file>